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dvP696A" svg:font-family="AdvP696A" style:font-pitch="variable"/>
    <style:font-face style:name="AdvP696A1" svg:font-family="AdvP696A"/>
    <style:font-face style:name="AdvP6975" svg:font-family="AdvP6975"/>
    <style:font-face style:name="AdvP69751" svg:font-family="AdvP6975" style:font-pitch="variable"/>
    <style:font-face style:name="AdvP6C5B" svg:font-family="AdvP6C5B"/>
    <style:font-face style:name="AdvP6C5B1" svg:font-family="AdvP6C5B" style:font-pitch="variable"/>
    <style:font-face style:name="AdvP6C63" svg:font-family="AdvP6C63"/>
    <style:font-face style:name="AdvP6C631" svg:font-family="AdvP6C63" style:font-pitch="variable"/>
    <style:font-face style:name="AdvP6C82" svg:font-family="AdvP6C82" style:font-pitch="variable"/>
    <style:font-face style:name="AdvP6C821" svg:font-family="AdvP6C82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MT" svg:font-family="ArialMT"/>
    <style:font-face style:name="ArialMT1" svg:font-family="ArialMT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241f1f" draw:stroke-linejoin="miter" svg:stroke-linecap="square" draw:fill="solid" draw:fill-color="#ffffff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241f1f" draw:stroke-linejoin="miter" svg:stroke-linecap="square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41f1f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41f1f"/>
    </style:style>
    <style:style style:name="T1" style:family="text">
      <style:text-properties fo:color="#241f1f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241f1f" loext:opacity="100%" style:font-name="ArialMT" fo:font-size="8pt" fo:font-style="italic" fo:font-weight="normal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252cm" svg:height="0.863cm" svg:x="3.889cm" svg:y="0.493cm" svg:viewBox="0 0 2253 864" draw:points="0,864 2253,864 2253,0 0,0">
          <text:p/>
        </draw:polygon>
        <draw:frame draw:style-name="gr2" draw:text-style-name="P3" draw:layer="layout" svg:width="0.586cm" svg:height="0.319cm" svg:x="4.726cm" svg:y="0.571cm">
          <draw:text-box>
            <text:p text:style-name="P2"><text:span text:style-name="T1">DSP</text:span></text:p>
          </draw:text-box>
        </draw:frame>
        <draw:line draw:style-name="gr3" draw:text-style-name="P4" draw:layer="layout" svg:x1="2.741cm" svg:y1="0.922cm" svg:x2="3.709cm" svg:y2="0.922cm">
          <text:p/>
        </draw:line>
        <draw:polygon draw:style-name="gr4" draw:text-style-name="P5" draw:layer="layout" svg:width="0.207cm" svg:height="0.207cm" svg:x="3.682cm" svg:y="0.819cm" svg:viewBox="0 0 208 208" draw:points="0,0 208,104 0,208">
          <text:p/>
        </draw:polygon>
        <draw:line draw:style-name="gr3" draw:text-style-name="P4" draw:layer="layout" svg:x1="6.141cm" svg:y1="0.922cm" svg:x2="6.868cm" svg:y2="0.922cm">
          <text:p/>
        </draw:line>
        <draw:polygon draw:style-name="gr4" draw:text-style-name="P5" draw:layer="layout" svg:width="0.207cm" svg:height="0.207cm" svg:x="6.841cm" svg:y="0.819cm" svg:viewBox="0 0 208 208" draw:points="0,0 208,104 0,208">
          <text:p/>
        </draw:polygon>
        <draw:frame draw:style-name="gr2" draw:text-style-name="P3" draw:layer="layout" svg:width="1.784cm" svg:height="0.319cm" svg:x="4.13cm" svg:y="0.91cm">
          <draw:text-box>
            <text:p text:style-name="P2"><text:span text:style-name="T1">Digital filtering</text:span></text:p>
          </draw:text-box>
        </draw:frame>
        <draw:frame draw:style-name="gr2" draw:text-style-name="P3" draw:layer="layout" svg:width="0.489cm" svg:height="0.319cm" svg:x="2.493cm" svg:y="0.508cm">
          <draw:text-box>
            <text:p text:style-name="P2"><text:span text:style-name="T2">x</text:span><text:span text:style-name="T1">(</text:span><text:span text:style-name="T2">n</text:span><text:span text:style-name="T1">)</text:span></text:p>
          </draw:text-box>
        </draw:frame>
        <draw:frame draw:style-name="gr2" draw:text-style-name="P3" draw:layer="layout" svg:width="0.489cm" svg:height="0.319cm" svg:x="7.049cm" svg:y="0.508cm">
          <draw:text-box>
            <text:p text:style-name="P2"><text:span text:style-name="T2">y</text:span><text:span text:style-name="T1">(</text:span><text:span text:style-name="T2">n</text:span><text:span text:style-name="T1">)</text:span></text:p>
          </draw:text-box>
        </draw:frame>
        <draw:frame draw:style-name="gr2" draw:text-style-name="P3" draw:layer="layout" svg:width="0.281cm" svg:height="0.319cm" svg:x="0.386cm" svg:y="1.051cm">
          <draw:text-box>
            <text:p text:style-name="P2"><text:span text:style-name="T1">Di</text:span></text:p>
          </draw:text-box>
        </draw:frame>
        <draw:frame draw:style-name="gr2" draw:text-style-name="P3" draw:layer="layout" svg:width="2.263cm" svg:height="0.319cm" svg:x="0.653cm" svg:y="1.051cm">
          <draw:text-box>
            <text:p text:style-name="P2"><text:span text:style-name="T1">gitized noisy input</text:span></text:p>
          </draw:text-box>
        </draw:frame>
        <draw:frame draw:style-name="gr2" draw:text-style-name="P3" draw:layer="layout" svg:width="2.381cm" svg:height="0.319cm" svg:x="7.144cm" svg:y="1.051cm">
          <draw:text-box>
            <text:p text:style-name="P2"><text:span text:style-name="T1">Clean digital sign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dvP696A" svg:font-family="AdvP696A" style:font-pitch="variable"/>
    <style:font-face style:name="AdvP696A1" svg:font-family="AdvP696A"/>
    <style:font-face style:name="AdvP6975" svg:font-family="AdvP6975"/>
    <style:font-face style:name="AdvP69751" svg:font-family="AdvP6975" style:font-pitch="variable"/>
    <style:font-face style:name="AdvP6C5B" svg:font-family="AdvP6C5B"/>
    <style:font-face style:name="AdvP6C5B1" svg:font-family="AdvP6C5B" style:font-pitch="variable"/>
    <style:font-face style:name="AdvP6C63" svg:font-family="AdvP6C63"/>
    <style:font-face style:name="AdvP6C631" svg:font-family="AdvP6C63" style:font-pitch="variable"/>
    <style:font-face style:name="AdvP6C82" svg:font-family="AdvP6C82" style:font-pitch="variable"/>
    <style:font-face style:name="AdvP6C821" svg:font-family="AdvP6C82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ArialMT" svg:font-family="ArialMT"/>
    <style:font-face style:name="ArialMT1" svg:font-family="ArialMT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58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0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1:19:20.615845249</dc:date>
    <meta:editing-duration>PT1M56S</meta:editing-duration>
    <meta:editing-cycles>1</meta:editing-cycles>
    <meta:document-statistic meta:object-count="12"/>
    <meta:generator>LibreOffice/7.5.4.2$Linux_X86_64 LibreOffice_project/50$Build-2</meta:generator>
  </office:meta>
</office:document-meta>
</file>